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keySet.test_dem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Path_keySet.test_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keySet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th_keySet.test_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keySet.test_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keySet.test_nu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